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55529493819210018" text:style-name="L1">
        <text:list-item>
          <text:p text:style-name="P1"><text:span text:style-name="Emphasis"><text:span text:style-name="Strong_20_Emphasis">Arco 163</text:span></text:span><text:span text:style-name="Emphasis"><text:line-break/>– Arco 162 – Risulta finanziato dal Dottor Gio: Battista Bertuzzini.<text:line-break/> </text:span></text:p>
        </text:list-item>
      </text:list>
      <text:p text:style-name="P2">Piccola nicchia con immagine moderna della Madonna.</text:p>
      <text:list xml:id="list31759658" text:continue-numbering="true" text:style-name="L1">
        <text:list-item>
          <text:p text:style-name="P1"><text:span text:style-name="Emphasis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ggg </meta:initial-creator>
    <meta:creation-date>2025-11-05T10:41:33.37</meta:creation-date>
    <dc:date>2025-11-05T11:49:23.52</dc:date>
    <dc:creator>carloggg </dc:creator>
    <meta:editing-duration>PT25M1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" meta:word-count="21" meta:character-count="131"/>
  </office:meta>
</office:document-meta>
</file>